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9D395862C49853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0000" draw:marker-start-width="0.359cm" draw:marker-end-width="0.359cm" draw:fill="none" draw:textarea-horizontal-align="justify" draw:textarea-vertical-align="middle" draw:auto-grow-height="false" fo:min-height="1.544cm" fo:min-width="3.794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.999cm" svg:height="15.748cm" svg:x="0.035cm" svg:y="0.011cm">
          <draw:image xlink:href="Pictures/1000020100000780000004389D395862C49853BE.png" xlink:type="simple" xlink:show="embed" xlink:actuate="onLoad" loext:mime-type="image/png">
            <text:p/>
          </draw:image>
        </draw:frame>
        <draw:custom-shape draw:style-name="gr2" draw:text-style-name="P2" draw:layer="Kennzeichnung" svg:width="4.4cm" svg:height="1.9cm" svg:x="13.9cm" svg:y="9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Kennzeichnung" svg:x1="13.9cm" svg:y1="7.4cm" svg:x2="15.5cm" svg:y2="9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05cm" draw:shadow-offset-y="0.05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  <draw:layer draw:name="Kennzeichnung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11-26T17:06:57.055000000</dc:date>
    <meta:editing-duration>PT8M20S</meta:editing-duration>
    <meta:editing-cycles>1</meta:editing-cycles>
    <meta:generator>LibreOffice/6.3.3.2$Windows_X86_64 LibreOffice_project/a64200df03143b798afd1ec74a12ab50359878ed</meta:generator>
    <meta:document-statistic meta:object-count="3"/>
  </office:meta>
</office:document-meta>
</file>